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b041c" officeooo:paragraph-rsid="001b041c" style:font-size-asian="16pt" style:font-size-complex="16pt"/>
    </style:style>
    <style:style style:name="P2" style:family="paragraph" style:parent-style-name="Standard">
      <style:paragraph-properties fo:line-height="200%" fo:text-align="start" style:justify-single-word="false"/>
      <style:text-properties fo:font-size="12pt" style:text-underline-style="none" officeooo:rsid="001b041c" officeooo:paragraph-rsid="001b041c" style:font-size-asian="10.5pt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fo:font-size="12pt" style:text-underline-style="none" officeooo:rsid="001b041c" officeooo:paragraph-rsid="001b041c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lebrate Pink Grant Application</text:p>
      <text:p text:style-name="P1"/>
      <text:p text:style-name="P2">Name:________________________________</text:p>
      <text:p text:style-name="P2">Address:____________________</text:p>
      <text:p text:style-name="P2"><text:tab/> <text:s/>____________________</text:p>
      <text:p text:style-name="P2"><text:tab/> <text:s/>____________________</text:p>
      <text:p text:style-name="P2">Email Address:__________________________________</text:p>
      <text:p text:style-name="P2">Telephone____________________</text:p>
      <text:p text:style-name="P2">Date of Diagnosis:____/_____/_____</text:p>
      <text:p text:style-name="P2">Current Treatment:_______________________________</text:p>
      <text:p text:style-name="P2">For what would you use the grant?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">Amount Requested: $_________</text:p>
      <text:p text:style-name="P2">Have you previously received a grant?_______</text:p>
      <text:p text:style-name="P2"/>
      <text:p text:style-name="P2">Signature:________________</text:p>
      <text:p text:style-name="P2">Date:____/_____/_____</text:p>
      <text:p text:style-name="P2"/>
      <text:p text:style-name="P2">Thank you for filling out this application. Please seal in an envelope and mail to:</text:p>
      <text:p text:style-name="P3">Celebrate Pink</text:p>
      <text:p text:style-name="P3">Grant Committee</text:p>
      <text:p text:style-name="P3">PO BOX 2763</text:p>
      <text:p text:style-name="P3">Cheyenne, WY 8200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1:45:01.557790424</meta:creation-date>
    <dc:date>2015-09-08T11:50:07.368315446</dc:date>
    <meta:editing-duration>PT5M8S</meta:editing-duration>
    <meta:editing-cycles>1</meta:editing-cycles>
    <meta:document-statistic meta:table-count="0" meta:image-count="0" meta:object-count="0" meta:page-count="1" meta:paragraph-count="19" meta:word-count="59" meta:character-count="928" meta:non-whitespace-character-count="882"/>
    <meta:generator>LibreOffice/4.4.2.2$Linux_X86_64 LibreOffice_project/40m0$Build-2</meta:generator>
  </office:meta>
</office:document-meta>
</file>